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ExposingHttpServletRequest.setAttribute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ExposingHttpServletRequest.getWeb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ExposingHttpServletRequest.ContextExposingHttpServletRequest( HttpServletRequest originalRequest , Web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ExposingHttpServletRequest.ContextExposingHttpServletRequest( HttpServletRequest originalRequest , WebApplicationContext context , @ Nullable Set &lt; String &gt; exposedContextBean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xtExposingHttpServletRequest.getAttribute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